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6.11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607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16.099cm"/>
    </style:style>
    <style:style style:name="co9" style:family="table-column">
      <style:table-column-properties fo:break-before="auto" style:column-width="7.708cm"/>
    </style:style>
    <style:style style:name="co10" style:family="table-column">
      <style:table-column-properties fo:break-before="auto" style:column-width="6.701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2.0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</office:automatic-styles>
  <office:body>
    <office:spreadsheet>
      <table:table table:name="UI design fi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Purpose</text:p>
          </table:table-cell>
        </table:table-row>
        <table:table-row table:style-name="ro2">
          <table:table-cell/>
          <table:table-cell office:value-type="string">
            <text:p>ui-design-0.svg</text:p>
          </table:table-cell>
          <table:table-cell office:value-type="string">
            <text:p>Welcome screen to creating first epic</text:p>
          </table:table-cell>
        </table:table-row>
        <table:table-row table:style-name="ro2">
          <table:table-cell/>
          <table:table-cell office:value-type="string">
            <text:p>ui-design-1.svg</text:p>
          </table:table-cell>
          <table:table-cell office:value-type="string">
            <text:p>Epics flowing to Stories and Tasks</text:p>
          </table:table-cell>
        </table:table-row>
      </table:table>
      <table:table table:name="UI screens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File #</text:p>
          </table:table-cell>
          <table:table-cell table:style-name="ce2" office:value-type="string">
            <text:p>Item #</text:p>
          </table:table-cell>
          <table:table-cell table:style-name="ce3" office:value-type="string">
            <text:p>UI screen</text:p>
          </table:table-cell>
          <table:table-cell/>
          <table:table-cell table:style-name="ce5" office:value-type="string">
            <text:p>Comments</text:p>
          </table:table-cell>
          <table:table-cell table:style-name="ce5" office:value-type="string">
            <text:p>Data generated</text:p>
          </table:table-cell>
          <table:table-cell table:style-name="ce5" office:value-type="string">
            <text:p>Background Processing</text:p>
          </table:table-cell>
          <table:table-cell table:style-name="ce3"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welcome</text:p>
          </table:table-cell>
          <table:table-cell/>
          <table:table-cell table:style-name="Default"/>
          <table:table-cell office:value-type="string">
            <text:p>None.</text:p>
          </table:table-cell>
          <table:table-cell table:number-columns-repeated="1018"/>
        </table:table-row>
        <table:table-row table:style-name="ro4">
          <table:table-cell office:value-type="float" office:value="0">
            <text:p>0</text:p>
          </table:table-cell>
          <table:table-cell table:formula="of:=[.B4]+1" office:value-type="float" office:value="1">
            <text:p>1</text:p>
          </table:table-cell>
          <table:table-cell office:value-type="string">
            <text:p>join</text:p>
          </table:table-cell>
          <table:table-cell/>
          <table:table-cell table:style-name="Default"/>
          <table:table-cell office:value-type="string">
            <text:p>Project ID : 128 bit char array, Email address : string</text:p>
          </table:table-cell>
          <table:table-cell office:value-type="string">
            <text:p>Server sends an email with the project id. <text:s/>If the email fails, the user email is marked as invalid. <text:s/>The client must query for this and raise a badge on the manage tab when this happens.</text:p>
          </table:table-cell>
          <table:table-cell table:number-columns-repeated="1017"/>
        </table:table-row>
        <table:table-row table:style-name="ro4">
          <table:table-cell office:value-type="float" office:value="0">
            <text:p>0</text:p>
          </table:table-cell>
          <table:table-cell table:formula="of:=[.B5]+1" office:value-type="float" office:value="2">
            <text:p>2</text:p>
          </table:table-cell>
          <table:table-cell office:value-type="string">
            <text:p>create_project</text:p>
          </table:table-cell>
          <table:table-cell/>
          <table:table-cell office:value-type="string">
            <text:p>The program implicitly needs an email address so that a project ID can be created <text:s/>(randomly set 128 bit UUID) and this is the security basis for sharing. <text:s/>It needs to be emailed so that other users can cut'n'paste it to join an existing project. <text:s/>If the app is re-installed, we lose the project ID, so it must be archived by the user from the project id mailed to the owner, and archived on the server for project ID recovery.</text:p>
          </table:table-cell>
          <table:table-cell office:value-type="string">
            <text:p>Project ID : 128 bit char array, Email address : string, Project Name : string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table:formula="of:=[.B6]+1" office:value-type="float" office:value="3">
            <text:p>3</text:p>
          </table:table-cell>
          <table:table-cell office:value-type="string">
            <text:p>join_project_error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formula="of:=[.B7]+1" office:value-type="float" office:value="4">
            <text:p>4</text:p>
          </table:table-cell>
          <table:table-cell office:value-type="string">
            <text:p>epic_view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formula="of:=[.B8]+1" office:value-type="float" office:value="5">
            <text:p>5</text:p>
          </table:table-cell>
          <table:table-cell office:value-type="string">
            <text:p>add_epic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formula="of:=[.B9]+1" office:value-type="float" office:value="6">
            <text:p>6</text:p>
          </table:table-cell>
          <table:table-cell office:value-type="string">
            <text:p>first_epic_datafilled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formula="of:=[.B10]+1" office:value-type="float" office:value="7">
            <text:p>7</text:p>
          </table:table-cell>
          <table:table-cell office:value-type="string">
            <text:p>story_view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formula="of:=[.B11]+1" office:value-type="float" office:value="8">
            <text:p>8</text:p>
          </table:table-cell>
          <table:table-cell office:value-type="string">
            <text:p>add_story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formula="of:=[.B12]+1" office:value-type="float" office:value="9">
            <text:p>9</text:p>
          </table:table-cell>
          <table:table-cell office:value-type="string">
            <text:p>first_story_datafilled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[.B13]+1" office:value-type="float" office:value="10">
            <text:p>10</text:p>
          </table:table-cell>
          <table:table-cell office:value-type="string">
            <text:p>task_view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[.B14]+1" office:value-type="float" office:value="11">
            <text:p>11</text:p>
          </table:table-cell>
          <table:table-cell office:value-type="string">
            <text:p>add_task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formula="of:=[.B15]+1" office:value-type="float" office:value="12">
            <text:p>12</text:p>
          </table:table-cell>
          <table:table-cell office:value-type="string">
            <text:p>first_task_datafilled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[.B16]+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[.B17]+1"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[.B18]+1" office:value-type="float" office:value="15">
            <text:p>15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8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16:16:55</meta:creation-date>
    <dc:date>2012-07-12T18:07:18</dc:date>
    <meta:editing-duration>PT10H14M30S</meta:editing-duration>
    <meta:editing-cycles>5</meta:editing-cycles>
    <meta:generator>OpenOffice.org/3.4$Unix OpenOffice.org_project/340m1$Build-9590</meta:generator>
    <meta:document-statistic meta:table-count="2" meta:cell-count="62" meta:object-count="0"/>
  </office:meta>
</office:document-meta>
</file>